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4afc4" officeooo:paragraph-rsid="0004afc4"/>
    </style:style>
    <style:style style:name="P2" style:family="paragraph" style:parent-style-name="Standard" style:list-style-name="L1">
      <style:text-properties style:text-line-through-style="solid" style:text-underline-style="none" officeooo:rsid="0004afc4" officeooo:paragraph-rsid="0004afc4"/>
    </style:style>
    <style:style style:name="P3" style:family="paragraph" style:parent-style-name="Standard" style:list-style-name="L1">
      <style:text-properties style:text-line-through-style="none" style:text-underline-style="none" officeooo:rsid="0006ff2c" officeooo:paragraph-rsid="0006ff2c"/>
    </style:style>
    <style:style style:name="P4" style:family="paragraph" style:parent-style-name="Standard" style:list-style-name="L1">
      <style:text-properties style:text-line-through-style="none" style:text-underline-style="none" officeooo:rsid="000a3b50" officeooo:paragraph-rsid="000a3b50"/>
    </style:style>
    <style:style style:name="P5" style:family="paragraph" style:parent-style-name="Standard">
      <style:text-properties style:text-line-through-style="none" style:text-underline-style="none" officeooo:rsid="000a3b50" officeooo:paragraph-rsid="000a3b50"/>
    </style:style>
    <style:style style:name="P6" style:family="paragraph" style:parent-style-name="Standard">
      <style:text-properties style:text-line-through-style="none" style:text-underline-style="none" officeooo:rsid="000b5c5b" officeooo:paragraph-rsid="000b5c5b"/>
    </style:style>
    <style:style style:name="P7" style:family="paragraph" style:parent-style-name="Standard" style:list-style-name="L3">
      <style:text-properties style:text-line-through-style="none" style:text-underline-style="none" officeooo:rsid="000b5c5b" officeooo:paragraph-rsid="000b5c5b"/>
    </style:style>
    <style:style style:name="P8" style:family="paragraph" style:parent-style-name="Standard" style:list-style-name="L2">
      <style:text-properties officeooo:rsid="0004afc4" officeooo:paragraph-rsid="0004afc4"/>
    </style:style>
    <style:style style:name="P9" style:family="paragraph" style:parent-style-name="Standard">
      <style:text-properties officeooo:rsid="0004afc4" officeooo:paragraph-rsid="0004afc4"/>
    </style:style>
    <style:style style:name="P10" style:family="paragraph" style:parent-style-name="Standard" style:list-style-name="L2">
      <style:text-properties officeooo:rsid="0006ff2c" officeooo:paragraph-rsid="0006ff2c"/>
    </style:style>
    <style:style style:name="P11" style:family="paragraph" style:parent-style-name="Standard" style:list-style-name="L2">
      <style:text-properties officeooo:rsid="00084415" officeooo:paragraph-rsid="00084415"/>
    </style:style>
    <style:style style:name="P12" style:family="paragraph" style:parent-style-name="Standard" style:list-style-name="L1">
      <style:text-properties officeooo:rsid="000a3b50" officeooo:paragraph-rsid="000a3b50"/>
    </style:style>
    <style:style style:name="P13" style:family="paragraph" style:parent-style-name="Standard">
      <style:text-properties officeooo:rsid="000b5c5b" officeooo:paragraph-rsid="000b5c5b"/>
    </style:style>
    <style:style style:name="P14" style:family="paragraph" style:parent-style-name="Standard" style:list-style-name="L4">
      <style:text-properties officeooo:rsid="000b5c5b" officeooo:paragraph-rsid="000b5c5b"/>
    </style:style>
    <style:style style:name="P15" style:family="paragraph" style:parent-style-name="Standard" style:list-style-name="L1">
      <style:text-properties fo:font-weight="bold" officeooo:rsid="0006ff2c" officeooo:paragraph-rsid="000a3b50" style:font-weight-asian="bold" style:font-weight-complex="bold"/>
    </style:style>
    <style:style style:name="P16" style:family="paragraph" style:parent-style-name="Standard" style:list-style-name="L1">
      <style:text-properties fo:font-weight="bold" officeooo:rsid="00084415" officeooo:paragraph-rsid="000a3b50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s</text:p>
      <text:p text:style-name="P1"/>
      <text:p text:style-name="P13">Immediate goals</text:p>
      <text:list xml:id="list3980864183001310132" text:style-name="L4">
        <text:list-item>
          <text:p text:style-name="P14">Go through Michael Hartl's tutorial and learn how to create users</text:p>
        </text:list-item>
        <text:list-item>
          <text:p text:style-name="P14">Make rspec tests for all of your code thus far</text:p>
        </text:list-item>
        <text:list-item>
          <text:p text:style-name="P14">Start on creating weeks dynamically according to time (see bolded)</text:p>
        </text:list-item>
      </text:list>
      <text:p text:style-name="P1"/>
      <text:p text:style-name="P1"/>
      <text:list xml:id="list4283003236096951603" text:style-name="L1">
        <text:list-item>
          <text:p text:style-name="P2">Clear form on submit new task</text:p>
        </text:list-item>
        <text:list-item>
          <text:p text:style-name="P2">Float right on days</text:p>
        </text:list-item>
        <text:list-item>
          <text:p text:style-name="P2">Toggle important on tasks after create</text:p>
        </text:list-item>
        <text:list-item>
          <text:p text:style-name="P3">Make users</text:p>
        </text:list-item>
        <text:list-item>
          <text:p text:style-name="P3">Make admin</text:p>
        </text:list-item>
        <text:list-item>
          <text:p text:style-name="P3">Build an incompleted tasks page?</text:p>
        </text:list-item>
        <text:list-item>
          <text:p text:style-name="P3">Move tasks around by dragging it?</text:p>
        </text:list-item>
        <text:list-item>
          <text:p text:style-name="P15">How to create a new week (an object) according to time</text:p>
          <text:list>
            <text:list-item>
              <text:p text:style-name="P15">When we get to a new Monday it creates a new week</text:p>
            </text:list-item>
            <text:list-item>
              <text:p text:style-name="P16">Maybe I could do this in the index action of the welcome page (or when the user logs in again)</text:p>
            </text:list-item>
            <text:list-item>
              <text:p text:style-name="P16">When ever it is visited we check to see how the start date of the user and how many weeks he has missing and we create those weeks.</text:p>
            </text:list-item>
          </text:list>
        </text:list-item>
        <text:list-item>
          <text:p text:style-name="P12">There should also be another day called week tasks. That just carry out tasks for that week?</text:p>
        </text:list-item>
        <text:list-item>
          <text:p text:style-name="P4">Tasks that are not finished for a particular week flow over to the next week</text:p>
          <text:list>
            <text:list-item>
              <text:p text:style-name="P4">Maybe: They are put on the Monday day since they are overdue. Also they have an overdue color on it?</text:p>
            </text:list-item>
            <text:list-item>
              <text:p text:style-name="P4">Another option is to not have them flow over. Just have the weeks that don't have all tasks completed a different color so the person knows to go back to that week to finish it.</text:p>
            </text:list-item>
          </text:list>
        </text:list-item>
      </text:list>
      <text:p text:style-name="P5"/>
      <text:p text:style-name="P5"/>
      <text:p text:style-name="P6">User interface stuff</text:p>
      <text:list xml:id="list4953541799151058861" text:style-name="L3">
        <text:list-item>
          <text:p text:style-name="P7">According to the time have the days shaded over that are in the past</text:p>
        </text:list-item>
      </text:list>
      <text:p text:style-name="P1"/>
      <text:p text:style-name="P1"/>
      <text:p text:style-name="P1">Problems</text:p>
      <text:list xml:id="list75715728612634428" text:style-name="L2">
        <text:list-item>
          <text:p text:style-name="P8">Can't check box on enter</text:p>
        </text:list-item>
        <text:list-item>
          <text:p text:style-name="P10">How to submit a request via AJAX to change important attribute </text:p>
        </text:list-item>
        <text:list-item>
          <text:p text:style-name="P11">How to associate the correct time zone with a user that creates that time</text:p>
          <text:list>
            <text:list-item>
              <text:p text:style-name="P11">Look at rails cast episode 106</text:p>
            </text:list-item>
            <text:list-item>
              <text:p text:style-name="P11"/>
            </text:list-item>
          </text:list>
        </text:list-item>
        <text:list-item>
          <text:p text:style-name="P10">How to redirect to the current week tasks page</text:p>
          <text:list>
            <text:list-item>
              <text:p text:style-name="P10">I guess this is when I build users?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8T16:37:06.480261512</meta:creation-date>
    <dc:date>2014-02-19T23:02:49.993002610</dc:date>
    <meta:editing-duration>PT2H20M22S</meta:editing-duration>
    <meta:editing-cycles>4</meta:editing-cycles>
    <meta:generator>LibreOffice/4.1.3.2$Linux_X86_64 LibreOffice_project/410m0$Build-2</meta:generator>
    <meta:document-statistic meta:table-count="0" meta:image-count="0" meta:object-count="0" meta:page-count="1" meta:paragraph-count="30" meta:word-count="320" meta:character-count="1535" meta:non-whitespace-character-count="1269"/>
  </office:meta>
</office:document-meta>
</file>